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46.16mm" svg:y="1mm">
            <draw:object draw:notify-on-update-of-ranges="Sheet1.A1:Sheet1.A201 Sheet1.B1:Sheet1.B2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1" calcext:value-type="float">
            <text:p>1.6891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3" calcext:value-type="float">
            <text:p>1.6893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3" calcext:value-type="float">
            <text:p>1.6893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3" calcext:value-type="float">
            <text:p>1.6893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3" calcext:value-type="float">
            <text:p>1.6893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1" calcext:value-type="float">
            <text:p>1.6891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1" calcext:value-type="float">
            <text:p>1.6891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1" calcext:value-type="float">
            <text:p>1.6891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1" calcext:value-type="float">
            <text:p>1.6891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4" calcext:value-type="float">
            <text:p>1.6894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4" calcext:value-type="float">
            <text:p>1.6894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4" calcext:value-type="float">
            <text:p>1.6894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4" calcext:value-type="float">
            <text:p>1.6894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1" calcext:value-type="float">
            <text:p>1.6891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1" calcext:value-type="float">
            <text:p>1.6891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1" calcext:value-type="float">
            <text:p>1.6891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1" calcext:value-type="float">
            <text:p>1.6891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9" calcext:value-type="float">
            <text:p>1.68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9" calcext:value-type="float">
            <text:p>1.68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9" calcext:value-type="float">
            <text:p>1.68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9" calcext:value-type="float">
            <text:p>1.68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5" calcext:value-type="float">
            <text:p>1.6895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5" calcext:value-type="float">
            <text:p>1.6895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5" calcext:value-type="float">
            <text:p>1.6895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5" calcext:value-type="float">
            <text:p>1.6895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4" calcext:value-type="float">
            <text:p>1.6894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4" calcext:value-type="float">
            <text:p>1.6894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4" calcext:value-type="float">
            <text:p>1.6894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4" calcext:value-type="float">
            <text:p>1.6894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1" calcext:value-type="float">
            <text:p>1.6891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1" calcext:value-type="float">
            <text:p>1.6891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1" calcext:value-type="float">
            <text:p>1.6891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1" calcext:value-type="float">
            <text:p>1.6891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8" calcext:value-type="float">
            <text:p>1.6888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8" calcext:value-type="float">
            <text:p>1.6888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8" calcext:value-type="float">
            <text:p>1.6888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8" calcext:value-type="float">
            <text:p>1.6888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8" calcext:value-type="float">
            <text:p>1.6888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8" calcext:value-type="float">
            <text:p>1.6888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8" calcext:value-type="float">
            <text:p>1.6888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8" calcext:value-type="float">
            <text:p>1.6888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1" calcext:value-type="float">
            <text:p>1.6891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1" calcext:value-type="float">
            <text:p>1.6891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1" calcext:value-type="float">
            <text:p>1.6891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1" calcext:value-type="float">
            <text:p>1.6891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5" calcext:value-type="float">
            <text:p>1.6895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5" calcext:value-type="float">
            <text:p>1.6895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5" calcext:value-type="float">
            <text:p>1.6895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5" calcext:value-type="float">
            <text:p>1.6895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1" calcext:value-type="float">
            <text:p>1.6891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1" calcext:value-type="float">
            <text:p>1.6891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1" calcext:value-type="float">
            <text:p>1.6891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1" calcext:value-type="float">
            <text:p>1.6891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3" calcext:value-type="float">
            <text:p>1.6893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3" calcext:value-type="float">
            <text:p>1.6893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3" calcext:value-type="float">
            <text:p>1.6893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3" calcext:value-type="float">
            <text:p>1.6893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3" calcext:value-type="float">
            <text:p>1.6893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3" calcext:value-type="float">
            <text:p>1.6893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3" calcext:value-type="float">
            <text:p>1.6893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3" calcext:value-type="float">
            <text:p>1.6893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8" calcext:value-type="float">
            <text:p>1.6888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8" calcext:value-type="float">
            <text:p>1.6888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8" calcext:value-type="float">
            <text:p>1.6888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8" calcext:value-type="float">
            <text:p>1.6888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9" calcext:value-type="float">
            <text:p>1.68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9" calcext:value-type="float">
            <text:p>1.68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9" calcext:value-type="float">
            <text:p>1.68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9" calcext:value-type="float">
            <text:p>1.68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8" calcext:value-type="float">
            <text:p>1.6888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8" calcext:value-type="float">
            <text:p>1.6888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8" calcext:value-type="float">
            <text:p>1.6888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8" calcext:value-type="float">
            <text:p>1.6888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9" calcext:value-type="float">
            <text:p>1.68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9" calcext:value-type="float">
            <text:p>1.68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9" calcext:value-type="float">
            <text:p>1.68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9" calcext:value-type="float">
            <text:p>1.68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8" calcext:value-type="float">
            <text:p>1.6888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8" calcext:value-type="float">
            <text:p>1.6888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8" calcext:value-type="float">
            <text:p>1.6888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8" calcext:value-type="float">
            <text:p>1.6888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9" calcext:value-type="float">
            <text:p>1.68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9" calcext:value-type="float">
            <text:p>1.68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9" calcext:value-type="float">
            <text:p>1.68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9" calcext:value-type="float">
            <text:p>1.68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7" calcext:value-type="float">
            <text:p>1.6887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7" calcext:value-type="float">
            <text:p>1.6887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7" calcext:value-type="float">
            <text:p>1.6887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7" calcext:value-type="float">
            <text:p>1.6887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1" calcext:value-type="float">
            <text:p>1.6891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1" calcext:value-type="float">
            <text:p>1.6891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1" calcext:value-type="float">
            <text:p>1.6891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1" calcext:value-type="float">
            <text:p>1.6891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9" calcext:value-type="float">
            <text:p>1.68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9" calcext:value-type="float">
            <text:p>1.68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9" calcext:value-type="float">
            <text:p>1.68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9" calcext:value-type="float">
            <text:p>1.68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4" calcext:value-type="float">
            <text:p>1.6894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4" calcext:value-type="float">
            <text:p>1.6894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4" calcext:value-type="float">
            <text:p>1.6894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4" calcext:value-type="float">
            <text:p>1.6894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2" calcext:value-type="float">
            <text:p>1.6892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9" calcext:value-type="float">
            <text:p>1.68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9" calcext:value-type="float">
            <text:p>1.68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9" calcext:value-type="float">
            <text:p>1.6889</text:p>
          </table:table-cell>
        </table:table-row>
        <table:table-row table:style-name="ro1">
          <table:table-cell office:value-type="float" office:value="1.53871167515812" calcext:value-type="float">
            <text:p>1.53871167515812</text:p>
          </table:table-cell>
          <table:table-cell office:value-type="float" office:value="1.6889" calcext:value-type="float">
            <text:p>1.68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JP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3:14:47.019620269</meta:creation-date>
    <dc:date>2019-04-08T13:59:42.982866854</dc:date>
    <meta:editing-duration>PT44M59S</meta:editing-duration>
    <meta:editing-cycles>1</meta:editing-cycles>
    <meta:document-statistic meta:table-count="1" meta:cell-count="402" meta:object-count="1"/>
    <meta:generator>LibreOffice/6.2.2.2$Linux_X86_64 LibreOffice_project/5daaa0e719eb4f073b63de04e0910785ad81fe7a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54cm" svg:y="3.952cm" style:legend-expansion="high" chart:style-name="ch2"/>
        <chart:plot-area chart:style-name="ch3" table:cell-range-address="Sheet1.A1:Sheet1.B201" chart:data-source-has-labels="row" svg:x="0.32cm" svg:y="0.18cm" svg:width="12.614cm" svg:height="8.64cm">
          <chartooo:coordinate-region svg:x="1.232cm" svg:y="0.301cm" svg:width="11.561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201" loext:label-string="predicted" chart:class="chart:line">
            <chart:data-point chart:repeated="201"/>
          </chart:series>
          <chart:series chart:style-name="ch7" chart:values-cell-range-address="Sheet1.B1:Sheet1.B201" loext:label-string="actual" chart:class="chart:line">
            <chart:data-point chart:repeated="2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dicted</text:p>
              </table:table-cell>
              <table:table-cell office:value-type="string">
                <text:p>actu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3871167515812">
                <text:p>1.53871167515812</text:p>
                <draw:g>
                  <svg:desc>Sheet1.A1:Sheet1.A201</svg:desc>
                </draw:g>
              </table:table-cell>
              <table:table-cell office:value-type="float" office:value="1.6891">
                <text:p>1.6891</text:p>
                <draw:g>
                  <svg:desc>Sheet1.B1:Sheet1.B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3">
                <text:p>1.68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3">
                <text:p>1.68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3">
                <text:p>1.68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3">
                <text:p>1.68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1">
                <text:p>1.68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1">
                <text:p>1.68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1">
                <text:p>1.68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1">
                <text:p>1.68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4">
                <text:p>1.68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4">
                <text:p>1.6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4">
                <text:p>1.68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4">
                <text:p>1.68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1">
                <text:p>1.68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1">
                <text:p>1.68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1">
                <text:p>1.6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1">
                <text:p>1.68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89">
                <text:p>1.6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89">
                <text:p>1.68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89">
                <text:p>1.68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89">
                <text:p>1.68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2">
                <text:p>1.68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2">
                <text:p>1.68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2">
                <text:p>1.68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2">
                <text:p>1.68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5">
                <text:p>1.68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5">
                <text:p>1.68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5">
                <text:p>1.68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5">
                <text:p>1.68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4">
                <text:p>1.68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4">
                <text:p>1.68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4">
                <text:p>1.68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4">
                <text:p>1.68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2">
                <text:p>1.68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2">
                <text:p>1.68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2">
                <text:p>1.68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2">
                <text:p>1.68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2">
                <text:p>1.68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2">
                <text:p>1.68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2">
                <text:p>1.68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2">
                <text:p>1.68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2">
                <text:p>1.68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2">
                <text:p>1.68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2">
                <text:p>1.68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2">
                <text:p>1.68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1">
                <text:p>1.68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1">
                <text:p>1.68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1">
                <text:p>1.68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1">
                <text:p>1.68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2">
                <text:p>1.68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2">
                <text:p>1.68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2">
                <text:p>1.68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2">
                <text:p>1.68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88">
                <text:p>1.68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88">
                <text:p>1.68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88">
                <text:p>1.68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88">
                <text:p>1.68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88">
                <text:p>1.68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88">
                <text:p>1.68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88">
                <text:p>1.68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88">
                <text:p>1.68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1">
                <text:p>1.68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1">
                <text:p>1.68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1">
                <text:p>1.68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1">
                <text:p>1.68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5">
                <text:p>1.68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5">
                <text:p>1.68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5">
                <text:p>1.68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5">
                <text:p>1.68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1">
                <text:p>1.68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1">
                <text:p>1.68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1">
                <text:p>1.68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1">
                <text:p>1.68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2">
                <text:p>1.68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2">
                <text:p>1.68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2">
                <text:p>1.68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2">
                <text:p>1.68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2">
                <text:p>1.68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2">
                <text:p>1.68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2">
                <text:p>1.68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2">
                <text:p>1.68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3">
                <text:p>1.68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3">
                <text:p>1.68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3">
                <text:p>1.68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3">
                <text:p>1.68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3">
                <text:p>1.68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3">
                <text:p>1.68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3">
                <text:p>1.68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3">
                <text:p>1.68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2">
                <text:p>1.68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2">
                <text:p>1.68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2">
                <text:p>1.68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2">
                <text:p>1.68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88">
                <text:p>1.68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88">
                <text:p>1.68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88">
                <text:p>1.68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88">
                <text:p>1.68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89">
                <text:p>1.68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89">
                <text:p>1.68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89">
                <text:p>1.68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89">
                <text:p>1.68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88">
                <text:p>1.688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88">
                <text:p>1.68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88">
                <text:p>1.68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88">
                <text:p>1.68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89">
                <text:p>1.68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89">
                <text:p>1.68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89">
                <text:p>1.68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89">
                <text:p>1.68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88">
                <text:p>1.68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88">
                <text:p>1.68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88">
                <text:p>1.68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88">
                <text:p>1.68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89">
                <text:p>1.68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89">
                <text:p>1.68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89">
                <text:p>1.68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89">
                <text:p>1.68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87">
                <text:p>1.68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87">
                <text:p>1.68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87">
                <text:p>1.68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87">
                <text:p>1.688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2">
                <text:p>1.68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2">
                <text:p>1.68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2">
                <text:p>1.68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2">
                <text:p>1.68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1">
                <text:p>1.68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1">
                <text:p>1.68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1">
                <text:p>1.68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1">
                <text:p>1.68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89">
                <text:p>1.68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89">
                <text:p>1.68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89">
                <text:p>1.68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89">
                <text:p>1.68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2">
                <text:p>1.68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2">
                <text:p>1.689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2">
                <text:p>1.68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2">
                <text:p>1.689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4">
                <text:p>1.689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4">
                <text:p>1.689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4">
                <text:p>1.68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4">
                <text:p>1.68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2">
                <text:p>1.68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2">
                <text:p>1.68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2">
                <text:p>1.689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2">
                <text:p>1.68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89">
                <text:p>1.688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89">
                <text:p>1.688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89">
                <text:p>1.68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53871167515812">
                <text:p>1.53871167515812</text:p>
              </table:table-cell>
              <table:table-cell office:value-type="float" office:value="1.6889">
                <text:p>1.68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5daaa0e719eb4f073b63de04e0910785ad81fe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